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2" svg:font-family="'Wingdings 2'" style:font-charset="x-symbol"/>
    <style:font-face style:name="Lohit Hindi1" svg:font-family="'Lohit Hindi'"/>
    <style:font-face style:name="OpenSymbol" svg:font-family="OpenSymbol"/>
    <style:font-face style:name="OpenSymbol1" svg:font-family="OpenSymbol, 'Arial Unicode MS'"/>
    <style:font-face style:name="Droid Sans1" svg:font-family="'Droid Sans'" style:font-pitch="variable"/>
    <style:font-face style:name="Lohit Hindi2"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3in" style:rel-column-width="32767*"/>
    </style:style>
    <style:style style:name="Table1.B" style:family="table-column">
      <style:table-column-properties style:column-width="3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list-style-name="L1"/>
    <style:style style:name="P8" style:family="paragraph" style:parent-style-name="Standard" style:list-style-name="WW8Num2"/>
    <style:style style:name="P9" style:family="paragraph" style:parent-style-name="Standard" style:list-style-name="WW8Num2">
      <style:text-properties fo:font-weight="bold" style:font-weight-asian="bold" style:font-weight-complex="bold"/>
    </style:style>
    <style:style style:name="P10" style:family="paragraph" style:parent-style-name="Standard" style:list-style-name="L2">
      <style:paragraph-properties fo:margin-left="1in" fo:margin-right="0in" fo:text-indent="-0.25in" style:auto-text-indent="false"/>
    </style:style>
    <style:style style:name="P11" style:family="paragraph" style:parent-style-name="Standard" style:list-style-name="L3">
      <style:paragraph-properties fo:margin-left="1in" fo:margin-right="0in" fo:text-indent="-0.25in" style:auto-text-indent="false"/>
    </style:style>
    <style:style style:name="P12" style:family="paragraph" style:parent-style-name="Standard" style:list-style-name="L4">
      <style:paragraph-properties fo:margin-left="1in" fo:margin-right="0in" fo:text-indent="-0.25in" style:auto-text-indent="false"/>
    </style:style>
    <style:style style:name="P13" style:family="paragraph" style:parent-style-name="Heading_20_1" style:master-page-name="Standard">
      <style:paragraph-properties fo:margin-top="0.1665in" fo:margin-bottom="0.0417in" fo:text-align="center" style:justify-single-word="false" style:page-number="auto"/>
    </style:style>
    <style:style style:name="P14" style:family="paragraph" style:parent-style-name="Heading_20_3">
      <style:paragraph-properties fo:text-align="center" style:justify-single-word="fals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SE 110: Software Engineering</text:h>
      <text:h text:style-name="P14" text:outline-level="3">Spring 2013</text:h>
      <text:h text:style-name="P14" text:outline-level="3">Project Proposal</text:h>
      <text:p text:style-name="Standard"/>
      <text:p text:style-name="P1">17<text:span text:style-name="T1">th</text:span> February, 2013</text:p>
      <text:p text:style-name="Standard"/>
      <text:p text:style-name="P1">Project title: <text:s/><text:span text:style-name="T2">Reactive Data System ( Event Driven Architecture )</text:span></text:p>
      <text:p text:style-name="P1"/>
      <text:p text:style-name="P1">Name : Vaibhav Singh Rajput[MT2012155]</text:p>
      <text:p text:style-name="P1"/>
      <text:p text:style-name="P5">Team Members :</text:p>
      <text:p text:style-name="P5"/>
      <table:table table:name="Table1" table:style-name="Table1">
        <table:table-column table:style-name="Table1.A"/>
        <table:table-column table:style-name="Table1.B"/>
        <table:table-row>
          <table:table-cell table:style-name="Table1.A1" office:value-type="string">
            <text:p text:style-name="P6">Names</text:p>
          </table:table-cell>
          <table:table-cell table:style-name="Table1.B1" office:value-type="string">
            <text:p text:style-name="P6">Roll Number</text:p>
          </table:table-cell>
        </table:table-row>
        <table:table-row>
          <table:table-cell table:style-name="Table1.A2" office:value-type="string">
            <text:p text:style-name="P1">Bisen Vikrantsingh Mohansingh </text:p>
          </table:table-cell>
          <table:table-cell table:style-name="Table1.B2" office:value-type="string">
            <text:p text:style-name="P1">MT2012036</text:p>
          </table:table-cell>
        </table:table-row>
        <table:table-row>
          <table:table-cell table:style-name="Table1.A2" office:value-type="string">
            <text:p text:style-name="P1">Kodamasimham Pridhvi </text:p>
          </table:table-cell>
          <table:table-cell table:style-name="Table1.B2" office:value-type="string">
            <text:p text:style-name="P1">MT2012066</text:p>
          </table:table-cell>
        </table:table-row>
        <table:table-row>
          <table:table-cell table:style-name="Table1.A2" office:value-type="string">
            <text:p text:style-name="P1">Vaibhav Singh Rajput </text:p>
          </table:table-cell>
          <table:table-cell table:style-name="Table1.B2" office:value-type="string">
            <text:p text:style-name="P1">MT2012155</text:p>
          </table:table-cell>
        </table:table-row>
      </table:table>
      <text:p text:style-name="P2"/>
      <text:list xml:id="list5553204924242492056" text:style-name="L1">
        <text:list-header>
          <text:p text:style-name="P7"/>
        </text:list-header>
      </text:list>
      <text:p text:style-name="P4">Abstract : </text:p>
      <text:p text:style-name="P3"><text:tab/><text:tab/>In this project we are trying to build an application which is highly reactive to data modification in RDBMS. For this we need to develop a Event Driven Framework which will consist of mainly three components Event, Dispatcher and Action. User will define events and respective action. Dispatcher will run as a daemon process and check for events continuously if any event occurs then respective action is performed. <text:line-break/><text:tab/>It has many applications in scenario where system has to perform action asynchronously depending on incoming data or time based events. Some of example would be setting minimum threshold value of shares to purchase automatically.</text:p>
      <text:p text:style-name="P3"><text:tab/>Our EDA will be generic framework which can be used by almost any event driven application. For demonstrating our RDS <text:s/>we've selected <text:span text:style-name="T3">admission process</text:span> as our domain. </text:p>
      <text:p text:style-name="P3"/>
      <text:p text:style-name="P4">Role :</text:p>
      <text:p text:style-name="Standard"/>
      <text:list xml:id="list3960756313424778832" text:style-name="WW8Num2">
        <text:list-item>
          <text:p text:style-name="P8">EDA - Action Module</text:p>
        </text:list-item>
      </text:list>
      <text:list xml:id="list899692046225952108" text:style-name="L2">
        <text:list-item>
          <text:p text:style-name="P10">Thread which is invoked by Listener is given to Caller Unit</text:p>
        </text:list-item>
        <text:list-item>
          <text:p text:style-name="P10">Caller Unit fetch all parameters and calls the corresponding Action .</text:p>
        </text:list-item>
      </text:list>
      <text:list xml:id="list43419421" text:continue-list="list3960756313424778832" text:style-name="WW8Num2">
        <text:list-item>
          <text:p text:style-name="P8">XML</text:p>
        </text:list-item>
      </text:list>
      <text:list xml:id="list1786103932002815200" text:style-name="L3">
        <text:list-item>
          <text:p text:style-name="P11">Stores User Information, File permissions</text:p>
        </text:list-item>
        <text:list-item>
          <text:p text:style-name="P11">Event Information is stored</text:p>
        </text:list-item>
        <text:list-item>
          <text:p text:style-name="P11">Manages CRUD operations.</text:p>
          <text:p text:style-name="P11"><text:soft-page-break/></text:p>
        </text:list-item>
      </text:list>
      <text:list xml:id="list43416449" text:continue-list="list43419421" text:style-name="WW8Num2">
        <text:list-item>
          <text:p text:style-name="P8">Testing</text:p>
        </text:list-item>
      </text:list>
      <text:list xml:id="list2468375894695966478" text:style-name="L4">
        <text:list-item>
          <text:p text:style-name="P12">On different data sets</text:p>
        </text:list-item>
        <text:list-item>
          <text:p text:style-name="P12">On different Event types</text:p>
        </text:list-item>
      </text:list>
      <text:list xml:id="list43409976" text:continue-list="list43416449" text:style-name="WW8Num2">
        <text:list-header>
          <text:p text:style-name="P9"/>
        </text:list-header>
      </text:list>
      <text:p text:style-name="Standard"><text:span text:style-name="T2">Faculty Supervisor:</text:span> Prof. Chandrashekar Ramanathan</text:p>
      <text:p text:style-name="P5"/>
      <text:p text:style-name="P5"/>
      <text:p text:style-name="P5">Signature of Faculty Superviso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2" svg:font-family="'Wingdings 2'" style:font-charset="x-symbol"/>
    <style:font-face style:name="Lohit Hindi1" svg:font-family="'Lohit Hindi'"/>
    <style:font-face style:name="OpenSymbol" svg:font-family="OpenSymbol"/>
    <style:font-face style:name="OpenSymbol1" svg:font-family="OpenSymbol, 'Arial Unicode MS'"/>
    <style:font-face style:name="Droid Sans1" svg:font-family="'Droid Sans'" style:font-pitch="variable"/>
    <style:font-face style:name="Lohit Hindi2"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IN"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1"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Table_20_Contents" style:display-name="Table Contents" style:family="paragraph" style:parent-style-name="Standard" style:class="extra">
      <style:paragraph-properties text:number-lines="false" text:line-number="0"/>
    </style:style>
    <style:style style:name="WW8Num3z0" style:family="text">
      <style:text-properties style:font-name="Wingdings 2" style:font-name-complex="OpenSymbol1"/>
    </style:style>
    <style:style style:name="WW8Num3z1" style:family="text">
      <style:text-properties style:font-name="OpenSymbol1" style:font-name-complex="OpenSymbol1"/>
    </style:style>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 110: Software Engineering</dc:title>
    <meta:creation-date>2013-02-03T22:31:59</meta:creation-date>
    <meta:editing-cycles>12</meta:editing-cycles>
    <meta:editing-duration>P2171DT11H24M8S</meta:editing-duration>
    <dc:date>2013-02-17T23:26:59.22</dc:date>
    <meta:generator>OpenOffice.org/3.4.1$Win32 OpenOffice.org_project/341m1$Build-9593</meta:generator>
    <meta:document-statistic meta:table-count="1" meta:image-count="0" meta:object-count="0" meta:page-count="2" meta:paragraph-count="31" meta:word-count="244" meta:character-count="1532"/>
    <meta:user-defined meta:name="Info 1"/>
    <meta:user-defined meta:name="Info 2"/>
    <meta:user-defined meta:name="Info 3"/>
    <meta:user-defined meta:name="Info 4"/>
  </office:meta>
</office:document-meta>
</file>